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5.A2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paragraph-properties fo:text-align="center" style:justify-single-word="false"/>
    </style:style>
    <style:style style:name="P9" style:family="paragraph" style:parent-style-name="List_20_Paragraph">
      <style:text-properties style:font-name="Pericles" fo:font-size="10pt" style:font-size-asian="10pt" style:font-size-complex="10pt"/>
    </style:style>
    <style:style style:name="P10"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1" style:family="paragraph" style:parent-style-name="Normal">
      <style:paragraph-properties fo:margin-top="0in" fo:margin-bottom="0in" fo:line-height="100%"/>
      <style:text-properties style:font-name="Pericles" fo:font-size="10pt" style:font-size-asian="10pt" style:font-size-complex="10pt"/>
    </style:style>
    <style:style style:name="P12"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3" style:family="paragraph" style:parent-style-name="Normal">
      <style:paragraph-properties fo:margin-top="0in" fo:margin-bottom="0in" fo:line-height="100%"/>
      <style:text-properties style:font-name="Pericles" fo:font-size="8pt" style:font-size-asian="8pt" style:font-size-complex="8pt"/>
    </style:style>
    <style:style style:name="P14" style:family="paragraph" style:parent-style-name="Normal">
      <style:paragraph-properties fo:margin-top="0in" fo:margin-bottom="0in" fo:line-height="100%"/>
    </style:style>
    <style:style style:name="P15" style:family="paragraph" style:parent-style-name="Standard">
      <style:text-properties style:font-name="Pericles" fo:font-size="10pt" style:font-size-asian="10pt" style:font-size-complex="10pt"/>
    </style:style>
    <style:style style:name="P16"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7"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8" style:family="paragraph" style:parent-style-name="Normal" style:list-style-name="L7">
      <style:paragraph-properties fo:margin-top="0in" fo:margin-bottom="0in" fo:line-height="100%"/>
      <style:text-properties style:font-name="Pericles" fo:font-size="10pt" style:font-size-asian="10pt" style:font-size-complex="10pt"/>
    </style:style>
    <style:style style:name="P19" style:family="paragraph" style:parent-style-name="List_20_Paragraph" style:list-style-name="L1">
      <style:text-properties style:font-name="Pericles" fo:font-size="10pt" style:font-size-asian="10pt" style:font-size-complex="10pt"/>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3"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4" style:family="paragraph" style:parent-style-name="List_20_Paragraph" style:list-style-name="L8">
      <style:paragraph-properties fo:margin-top="0in" fo:margin-bottom="0in" fo:line-height="100%"/>
      <style:text-properties style:font-name="Pericles" fo:font-size="10pt" style:font-size-asian="10pt" style:font-size-complex="10pt"/>
    </style:style>
    <style:style style:name="P25" style:family="paragraph" style:parent-style-name="List_20_Paragraph" style:list-style-name="L9">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L9">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Arial" style:font-name-complex="Arial"/>
    </style:style>
    <style:style style:name="T20" style:family="text">
      <style:text-properties style:font-name="Calibri" fo:font-size="10pt" style:font-size-asian="10pt" style:font-name-complex="Calibri" style:font-size-complex="10pt"/>
    </style:style>
    <style:style style:name="T21" style:family="text">
      <style:text-properties style:font-name="Calibri" fo:font-size="8pt" style:font-size-asian="8pt" style:font-name-complex="Calibri" style:font-size-complex="8pt"/>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6974520473916217397" text:style-name="L1">
        <text:list-item>
          <text:p text:style-name="P19">Generate your starting Primary Stats</text:p>
        </text:list-item>
        <text:list-item>
          <text:p text:style-name="P19">Choose your Race</text:p>
          <text:list>
            <text:list-item>
              <text:p text:style-name="P19">Apply stat modifiers</text:p>
            </text:list-item>
            <text:list-item>
              <text:p text:style-name="P19">Record racial Boons &amp; Banes</text:p>
            </text:list-item>
          </text:list>
        </text:list-item>
        <text:list-item>
          <text:p text:style-name="P19">Calculate your Figured Stats</text:p>
        </text:list-item>
        <text:list-item>
          <text:p text:style-name="P19">Choose 8 Bonus Skills</text:p>
        </text:list-item>
        <text:list-item>
          <text:p text:style-name="P19">Choose 8 Tag Skills</text:p>
        </text:list-item>
        <text:list-item>
          <text:p text:style-name="P19">Choose 1 Starting Talent</text:p>
        </text:list-item>
        <text:list-item>
          <text:p text:style-name="P19">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6910440370405788153" text:style-name="L2">
        <text:list-item>
          <text:p text:style-name="P20"><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20"><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20"><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20"><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20"><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20"><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20"><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8"><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0">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0">Stat Value</text:p>
          </table:table-cell>
          <table:table-cell table:style-name="Table1.A1" office:value-type="string">
            <text:p text:style-name="P10">Effect Die</text:p>
          </table:table-cell>
        </table:table-row>
        <table:table-row>
          <table:table-cell table:style-name="Table1.A1" office:value-type="string">
            <text:p text:style-name="P12">0-3</text:p>
          </table:table-cell>
          <table:table-cell table:style-name="Table1.A1" office:value-type="string">
            <text:p text:style-name="P12">1d3-1</text:p>
          </table:table-cell>
        </table:table-row>
        <table:table-row>
          <table:table-cell table:style-name="Table1.A1" office:value-type="string">
            <text:p text:style-name="P12">4-5</text:p>
          </table:table-cell>
          <table:table-cell table:style-name="Table1.A1" office:value-type="string">
            <text:p text:style-name="P12">1d3</text:p>
          </table:table-cell>
        </table:table-row>
        <table:table-row>
          <table:table-cell table:style-name="Table1.A1" office:value-type="string">
            <text:p text:style-name="P12">6-8</text:p>
          </table:table-cell>
          <table:table-cell table:style-name="Table1.A1" office:value-type="string">
            <text:p text:style-name="P12">1d4</text:p>
          </table:table-cell>
        </table:table-row>
        <table:table-row>
          <table:table-cell table:style-name="Table1.A1" office:value-type="string">
            <text:p text:style-name="P12">9-12</text:p>
          </table:table-cell>
          <table:table-cell table:style-name="Table1.A1" office:value-type="string">
            <text:p text:style-name="P12">1d6</text:p>
          </table:table-cell>
        </table:table-row>
        <table:table-row>
          <table:table-cell table:style-name="Table1.A1" office:value-type="string">
            <text:p text:style-name="P12">13-15</text:p>
          </table:table-cell>
          <table:table-cell table:style-name="Table1.A1" office:value-type="string">
            <text:p text:style-name="P12">1d8</text:p>
          </table:table-cell>
        </table:table-row>
        <table:table-row>
          <table:table-cell table:style-name="Table1.A1" office:value-type="string">
            <text:p text:style-name="P12">16-18</text:p>
          </table:table-cell>
          <table:table-cell table:style-name="Table1.A1" office:value-type="string">
            <text:p text:style-name="P12">1d10</text:p>
          </table:table-cell>
        </table:table-row>
        <table:table-row>
          <table:table-cell table:style-name="Table1.A1" office:value-type="string">
            <text:p text:style-name="P12">19-20</text:p>
          </table:table-cell>
          <table:table-cell table:style-name="Table1.A1" office:value-type="string">
            <text:p text:style-name="P12">1d12</text:p>
          </table:table-cell>
        </table:table-row>
        <table:table-row>
          <table:table-cell table:style-name="Table1.A1" office:value-type="string">
            <text:p text:style-name="P12">21-22</text:p>
          </table:table-cell>
          <table:table-cell table:style-name="Table1.A1" office:value-type="string">
            <text:p text:style-name="P12">1d12+1</text:p>
          </table:table-cell>
        </table:table-row>
        <table:table-row>
          <table:table-cell table:style-name="Table1.A1" office:value-type="string">
            <text:p text:style-name="P12">23-24</text:p>
          </table:table-cell>
          <table:table-cell table:style-name="Table1.A1" office:value-type="string">
            <text:p text:style-name="P12">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7472970951792419657" text:style-name="L3">
        <text:list-item>
          <text:p text:style-name="P21"><text:span text:style-name="Default_20_Paragraph_20_Font"><text:span text:style-name="T3">Hit Points = </text:span></text:span><text:span text:style-name="Default_20_Paragraph_20_Font"><text:span text:style-name="T1">Toughness + </text:span></text:span><text:span text:style-name="Default_20_Paragraph_20_Font"><text:span text:style-name="T20">½</text:span></text:span><text:span text:style-name="Default_20_Paragraph_20_Font"><text:span text:style-name="T1"> Muscle + </text:span></text:span><text:span text:style-name="Default_20_Paragraph_20_Font"><text:span text:style-name="T20">½</text:span></text:span><text:span text:style-name="Default_20_Paragraph_20_Font"><text:span text:style-name="T1"> Power (fractions round up)</text:span></text:span></text:p>
        </text:list-item>
        <text:list-item>
          <text:p text:style-name="P21"><text:span text:style-name="Default_20_Paragraph_20_Font"><text:span text:style-name="T3">Initiative = </text:span></text:span><text:span text:style-name="Default_20_Paragraph_20_Font"><text:span text:style-name="T1">Reflex Bonus + Wit Bonus</text:span></text:span></text:p>
        </text:list-item>
        <text:list-item>
          <text:p text:style-name="P21"><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1"><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9"/>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0">Ashen Racial Modifiers</text:p>
          </table:table-cell>
          <table:covered-table-cell/>
          <table:covered-table-cell/>
        </table:table-row>
        <table:table-row>
          <table:table-cell table:style-name="Table2.A1" office:value-type="string">
            <text:p text:style-name="P11">Stats:</text:p>
            <text:list xml:id="list1579413183486286306" text:style-name="L4">
              <text:list-item>
                <text:p text:style-name="P22">+1 Skill</text:p>
              </text:list-item>
              <text:list-item>
                <text:p text:style-name="P22">+1 Reflex</text:p>
              </text:list-item>
              <text:list-item>
                <text:p text:style-name="P22">+1 Wit</text:p>
              </text:list-item>
              <text:list-item>
                <text:p text:style-name="P22">-1 Muscle</text:p>
              </text:list-item>
              <text:list-item>
                <text:p text:style-name="P22">-1 Toughness</text:p>
              </text:list-item>
              <text:list-item>
                <text:p text:style-name="P22">-1 Charisma</text:p>
              </text:list-item>
            </text:list>
          </table:table-cell>
          <table:table-cell table:style-name="Table2.A1" office:value-type="string">
            <text:p text:style-name="P11">Traits:</text:p>
            <text:list xml:id="list4625317786167893552" text:style-name="L5">
              <text:list-item>
                <text:p text:style-name="P17">Fallen</text:p>
              </text:list-item>
              <text:list-item>
                <text:p text:style-name="P17">Patron God (Castor and Corax)</text:p>
              </text:list-item>
              <text:list-item>
                <text:p text:style-name="P17">Shade Touched</text:p>
              </text:list-item>
              <text:list-item>
                <text:p text:style-name="P17">Shadow Sight</text:p>
              </text:list-item>
              <text:list-item>
                <text:p text:style-name="P17">Short Legs</text:p>
              </text:list-item>
              <text:list-item>
                <text:p text:style-name="P17">Tricky</text:p>
              </text:list-item>
            </text:list>
          </table:table-cell>
          <table:table-cell table:style-name="Table2.A1" office:value-type="string">
            <text:p text:style-name="P11">Boons (choose one):</text:p>
            <text:list xml:id="list879843179431080087" text:style-name="L6">
              <text:list-item>
                <text:p text:style-name="P23">Amateur Trickster</text:p>
              </text:list-item>
              <text:list-item>
                <text:p text:style-name="P23">Child of Darkness</text:p>
              </text:list-item>
              <text:list-item>
                <text:p text:style-name="P23">Divine Favor (Castor and Corax)</text:p>
              </text:list-item>
              <text:list-item>
                <text:p text:style-name="P23">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0">Caldruine Racial Modifiers</text:p>
          </table:table-cell>
          <table:covered-table-cell/>
          <table:covered-table-cell/>
        </table:table-row>
        <table:table-row>
          <table:table-cell table:style-name="Table3.A1" office:value-type="string">
            <text:p text:style-name="P11">Stats:</text:p>
            <text:list xml:id="list41602844" text:style-name="L4">
              <text:list-item>
                <text:p text:style-name="P22">+1 Wit</text:p>
              </text:list-item>
              <text:list-item>
                <text:p text:style-name="P22">+1 Charisma</text:p>
              </text:list-item>
              <text:list-item>
                <text:p text:style-name="P22">-1 Muscle</text:p>
              </text:list-item>
              <text:list-item>
                <text:p text:style-name="P22">-1 Toughness</text:p>
              </text:list-item>
            </text:list>
          </table:table-cell>
          <table:table-cell table:style-name="Table3.A1" office:value-type="string">
            <text:p text:style-name="P11">Traits:</text:p>
            <text:list xml:id="list41575273" text:style-name="L5">
              <text:list-item>
                <text:p text:style-name="P17">Book Smart</text:p>
              </text:list-item>
              <text:list-item>
                <text:p text:style-name="P17">Lore Gatherers</text:p>
              </text:list-item>
              <text:list-item>
                <text:p text:style-name="P17">Patron God (Libra)</text:p>
              </text:list-item>
            </text:list>
          </table:table-cell>
          <table:table-cell table:style-name="Table3.A1" office:value-type="string">
            <text:p text:style-name="P11">Boons (choose one):</text:p>
            <text:list xml:id="list41577336" text:style-name="L6">
              <text:list-item>
                <text:p text:style-name="P23">Amateur Alchemist</text:p>
              </text:list-item>
              <text:list-item>
                <text:p text:style-name="P23">Creation Lore</text:p>
              </text:list-item>
              <text:list-item>
                <text:p text:style-name="P23">Divine Favor (Libra)</text:p>
              </text:list-item>
              <text:list-item>
                <text:p text:style-name="P23">Quick Learner</text:p>
              </text:list-item>
              <text:list-item>
                <text:p text:style-name="P23">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0">Cividi Racial Modifiers</text:p>
          </table:table-cell>
          <table:covered-table-cell/>
          <table:covered-table-cell/>
        </table:table-row>
        <table:table-row>
          <table:table-cell table:style-name="Table4.A1" office:value-type="string">
            <text:p text:style-name="P11">Stats:</text:p>
            <text:list xml:id="list41574165" text:style-name="L4">
              <text:list-item>
                <text:p text:style-name="P22">+1 Reflex</text:p>
              </text:list-item>
              <text:list-item>
                <text:p text:style-name="P22">+1 Charisma</text:p>
              </text:list-item>
              <text:list-item>
                <text:p text:style-name="P22">-1 Skill</text:p>
              </text:list-item>
              <text:list-item>
                <text:p text:style-name="P22">-1 Toughness</text:p>
              </text:list-item>
            </text:list>
          </table:table-cell>
          <table:table-cell table:style-name="Table4.A1" office:value-type="string">
            <text:p text:style-name="P11">Traits:</text:p>
            <text:list xml:id="list41586894" text:style-name="L5">
              <text:list-item>
                <text:p text:style-name="P17">City Folk</text:p>
              </text:list-item>
              <text:list-item>
                <text:p text:style-name="P17">Midas Touched</text:p>
              </text:list-item>
              <text:list-item>
                <text:p text:style-name="P17">Patron God (Aquae or Lex)</text:p>
              </text:list-item>
            </text:list>
            <text:p text:style-name="P11"/>
          </table:table-cell>
          <table:table-cell table:style-name="Table4.A1" office:value-type="string">
            <text:p text:style-name="P11">Boons (choose one):</text:p>
            <text:list xml:id="list41584167" text:style-name="L6">
              <text:list-item>
                <text:p text:style-name="P23">Amateur Alchemist</text:p>
              </text:list-item>
              <text:list-item>
                <text:p text:style-name="P23">Divine Favor (Aquae or Lex)</text:p>
              </text:list-item>
              <text:list-item>
                <text:p text:style-name="P23">Slaver</text:p>
              </text:list-item>
            </text:list>
          </table:table-cell>
        </table:table-row>
      </table:table>
      <text:p text:style-name="P3"/>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0">Dwarven Racial Modifiers</text:p>
          </table:table-cell>
          <table:covered-table-cell/>
          <table:covered-table-cell/>
        </table:table-row>
        <table:table-row>
          <table:table-cell table:style-name="Table5.A1" office:value-type="string">
            <text:p text:style-name="P11">Stats:</text:p>
            <text:list xml:id="list41596412" text:style-name="L4">
              <text:list-item>
                <text:p text:style-name="P22">+1 Muscle</text:p>
              </text:list-item>
              <text:list-item>
                <text:p text:style-name="P22">+1 Toughness</text:p>
              </text:list-item>
              <text:list-item>
                <text:p text:style-name="P22">+1 Wit</text:p>
              </text:list-item>
              <text:list-item>
                <text:p text:style-name="P22">-1 Reflex</text:p>
              </text:list-item>
              <text:list-item>
                <text:p text:style-name="P22">-1 Power</text:p>
              </text:list-item>
              <text:list-item>
                <text:p text:style-name="P22">-1 Charisma</text:p>
              </text:list-item>
            </text:list>
          </table:table-cell>
          <table:table-cell table:style-name="Table5.A1" office:value-type="string">
            <text:p text:style-name="P11">Traits:</text:p>
            <text:list xml:id="list41592973" text:style-name="L5">
              <text:list-item>
                <text:p text:style-name="P17">Patron God (Mordain)</text:p>
              </text:list-item>
              <text:list-item>
                <text:p text:style-name="P17">Shadow Sight</text:p>
              </text:list-item>
              <text:list-item>
                <text:p text:style-name="P17">Short Legs</text:p>
              </text:list-item>
              <text:list-item>
                <text:p text:style-name="P17">Tunnel Sense</text:p>
              </text:list-item>
              <text:list-item>
                <text:p text:style-name="P17">Underworld Guardians</text:p>
              </text:list-item>
            </text:list>
          </table:table-cell>
          <table:table-cell table:style-name="Table5.A1" office:value-type="string">
            <text:p text:style-name="P11">Boons (choose one):</text:p>
            <text:list xml:id="list41579940" text:style-name="L6">
              <text:list-item>
                <text:p text:style-name="P23">Creation Lore</text:p>
              </text:list-item>
              <text:list-item>
                <text:p text:style-name="P23">Heirloom Item</text:p>
              </text:list-item>
              <text:list-item>
                <text:p text:style-name="P23">Legendary Greed</text:p>
              </text:list-item>
              <text:list-item>
                <text:p text:style-name="P23">Resist Shadow</text:p>
              </text:list-item>
              <text:list-item>
                <text:p text:style-name="P23">Tough(3)</text:p>
              </text:list-item>
            </text:list>
          </table:table-cell>
        </table:table-row>
      </table:table>
      <text:p text:style-name="P3"/>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0">Elven Racial Modifiers</text:p>
          </table:table-cell>
          <table:covered-table-cell/>
          <table:covered-table-cell/>
        </table:table-row>
        <table:table-row>
          <table:table-cell table:style-name="Table6.A1" office:value-type="string">
            <text:p text:style-name="P11">Stats:</text:p>
            <text:list xml:id="list41574204" text:style-name="L4">
              <text:list-item>
                <text:p text:style-name="P22">+1 Skill</text:p>
              </text:list-item>
              <text:list-item>
                <text:p text:style-name="P22">+1 Reflex</text:p>
              </text:list-item>
              <text:list-item>
                <text:p text:style-name="P22">+1 Wit</text:p>
              </text:list-item>
              <text:list-item>
                <text:p text:style-name="P22">+1 Power</text:p>
              </text:list-item>
              <text:list-item>
                <text:p text:style-name="P22">+1 Charisma</text:p>
              </text:list-item>
            </text:list>
          </table:table-cell>
          <table:table-cell table:style-name="Table6.A1" office:value-type="string">
            <text:p text:style-name="P11">Traits:</text:p>
            <text:list xml:id="list41595468" text:style-name="L5">
              <text:list-item>
                <text:p text:style-name="P17">Fallen</text:p>
              </text:list-item>
              <text:list-item>
                <text:p text:style-name="P17">Forbidden Knowledge</text:p>
              </text:list-item>
              <text:list-item>
                <text:p text:style-name="P17">Immortal</text:p>
              </text:list-item>
              <text:list-item>
                <text:p text:style-name="P17">Shunned</text:p>
              </text:list-item>
              <text:list-item>
                <text:p text:style-name="P17">Steadfast</text:p>
              </text:list-item>
            </text:list>
          </table:table-cell>
          <table:table-cell table:style-name="Table6.A1" office:value-type="string">
            <text:p text:style-name="P11">Boons (choose one):</text:p>
            <text:list xml:id="list41599559" text:style-name="L6">
              <text:list-item>
                <text:p text:style-name="P23">Amateur Chanter</text:p>
              </text:list-item>
              <text:list-item>
                <text:p text:style-name="P23">Animal Companion</text:p>
              </text:list-item>
              <text:list-item>
                <text:p text:style-name="P23">Creation Lore</text:p>
              </text:list-item>
              <text:list-item>
                <text:p text:style-name="P23">Heirloom Item</text:p>
              </text:list-item>
              <text:list-item>
                <text:p text:style-name="P23">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0">Heiraxan Racial Modifiers</text:p>
          </table:table-cell>
          <table:covered-table-cell/>
          <table:covered-table-cell/>
        </table:table-row>
        <table:table-row>
          <table:table-cell table:style-name="Table7.A1" office:value-type="string">
            <text:p text:style-name="P11">Stats:</text:p>
            <text:list xml:id="list41585857" text:style-name="L4">
              <text:list-item>
                <text:p text:style-name="P22">+1 Muscle</text:p>
              </text:list-item>
              <text:list-item>
                <text:p text:style-name="P22">+1 Charisma</text:p>
              </text:list-item>
              <text:list-item>
                <text:p text:style-name="P22">-1 Reflex</text:p>
              </text:list-item>
              <text:list-item>
                <text:p text:style-name="P22">-1 Power</text:p>
              </text:list-item>
            </text:list>
          </table:table-cell>
          <table:table-cell table:style-name="Table7.A1" office:value-type="string">
            <text:p text:style-name="P11">Traits:</text:p>
            <text:list xml:id="list41598026" text:style-name="L5">
              <text:list-item>
                <text:p text:style-name="P17">Innocent looking</text:p>
              </text:list-item>
              <text:list-item>
                <text:p text:style-name="P17">One With The Land</text:p>
              </text:list-item>
              <text:list-item>
                <text:p text:style-name="P17">Patron God (Aquae or Hegre)</text:p>
              </text:list-item>
            </text:list>
          </table:table-cell>
          <table:table-cell table:style-name="Table7.A1" office:value-type="string">
            <text:p text:style-name="P11">Boons (choose one):</text:p>
            <text:list xml:id="list41600583" text:style-name="L6">
              <text:list-item>
                <text:p text:style-name="P23">Divine Favor (Aquae or Hegre)</text:p>
              </text:list-item>
              <text:list-item>
                <text:p text:style-name="P23">Mobility(1)</text:p>
              </text:list-item>
              <text:list-item>
                <text:p text:style-name="P23">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0">Javian Racial Modifiers</text:p>
          </table:table-cell>
          <table:covered-table-cell/>
          <table:covered-table-cell/>
        </table:table-row>
        <table:table-row>
          <table:table-cell table:style-name="Table8.A1" office:value-type="string">
            <text:p text:style-name="P11">Stats:</text:p>
            <text:list xml:id="list41602615" text:style-name="L4">
              <text:list-item>
                <text:p text:style-name="P22">-2 Muscle</text:p>
              </text:list-item>
              <text:list-item>
                <text:p text:style-name="P22">-1 Toughness</text:p>
              </text:list-item>
              <text:list-item>
                <text:p text:style-name="P22">+1 Skill</text:p>
              </text:list-item>
              <text:list-item>
                <text:p text:style-name="P22">+1 Reflex</text:p>
              </text:list-item>
            </text:list>
          </table:table-cell>
          <table:table-cell table:style-name="Table8.A1" office:value-type="string">
            <text:p text:style-name="P11">Traits:</text:p>
            <text:list xml:id="list41596319" text:style-name="L5">
              <text:list-item>
                <text:p text:style-name="P17">Claws</text:p>
              </text:list-item>
              <text:list-item>
                <text:p text:style-name="P17">Keen Eyes</text:p>
              </text:list-item>
              <text:list-item>
                <text:p text:style-name="P17">Small Frame</text:p>
              </text:list-item>
              <text:list-item>
                <text:p text:style-name="P17">Weak Wings</text:p>
              </text:list-item>
            </text:list>
          </table:table-cell>
          <table:table-cell table:style-name="Table8.A1" office:value-type="string">
            <text:p text:style-name="P11">Boons (choose one):</text:p>
            <text:list xml:id="list41578219" text:style-name="L6">
              <text:list-item>
                <text:p text:style-name="P23">Legendary Greed</text:p>
              </text:list-item>
              <text:list-item>
                <text:p text:style-name="P23">Mobility(1)</text:p>
              </text:list-item>
              <text:list-item>
                <text:p text:style-name="P23">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0">Sarkan Racial Modifiers</text:p>
          </table:table-cell>
          <table:covered-table-cell/>
          <table:covered-table-cell/>
        </table:table-row>
        <table:table-row>
          <table:table-cell table:style-name="Table9.A1" office:value-type="string">
            <text:p text:style-name="P11">Stats:</text:p>
            <text:list xml:id="list41577710" text:style-name="L4">
              <text:list-item>
                <text:p text:style-name="P22">+1 Toughness</text:p>
              </text:list-item>
              <text:list-item>
                <text:p text:style-name="P22">+1 Wit</text:p>
              </text:list-item>
              <text:list-item>
                <text:p text:style-name="P22">-1 Reflex</text:p>
              </text:list-item>
              <text:list-item>
                <text:p text:style-name="P22">-1 Power</text:p>
              </text:list-item>
            </text:list>
          </table:table-cell>
          <table:table-cell table:style-name="Table9.A1" office:value-type="string">
            <text:p text:style-name="P11">Traits:</text:p>
            <text:list xml:id="list41602018" text:style-name="L5">
              <text:list-item>
                <text:p text:style-name="P17">Desert Sense</text:p>
              </text:list-item>
              <text:list-item>
                <text:p text:style-name="P17">Man Hunter</text:p>
              </text:list-item>
              <text:list-item>
                <text:p text:style-name="P17">Trapper</text:p>
              </text:list-item>
            </text:list>
          </table:table-cell>
          <table:table-cell table:style-name="Table9.A1" office:value-type="string">
            <text:p text:style-name="P11">Boons (choose one):</text:p>
            <text:list xml:id="list41574396" text:style-name="L6">
              <text:list-item>
                <text:p text:style-name="P23">Born in the Saddle</text:p>
              </text:list-item>
              <text:list-item>
                <text:p text:style-name="P23">Fight With Wild Abandon</text:p>
              </text:list-item>
              <text:list-item>
                <text:p text:style-name="P23">Slaver</text:p>
              </text:list-item>
              <text:list-item>
                <text:p text:style-name="P23">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0">Theydan Racial Modifiers</text:p>
          </table:table-cell>
          <table:covered-table-cell/>
          <table:covered-table-cell/>
        </table:table-row>
        <table:table-row>
          <table:table-cell table:style-name="Table10.A1" office:value-type="string">
            <text:p text:style-name="P11">Stats:</text:p>
            <text:list xml:id="list41590018" text:style-name="L4">
              <text:list-item>
                <text:p text:style-name="P22">+1 Skill</text:p>
              </text:list-item>
              <text:list-item>
                <text:p text:style-name="P22">+1 Reflex</text:p>
              </text:list-item>
              <text:list-item>
                <text:p text:style-name="P22">-1 Wit</text:p>
              </text:list-item>
              <text:list-item>
                <text:p text:style-name="P22">-1 Power</text:p>
              </text:list-item>
            </text:list>
          </table:table-cell>
          <table:table-cell table:style-name="Table10.A1" office:value-type="string">
            <text:p text:style-name="P11">Traits:</text:p>
            <text:list xml:id="list41588078" text:style-name="L5">
              <text:list-item>
                <text:p text:style-name="P17">Breath Control</text:p>
              </text:list-item>
              <text:list-item>
                <text:p text:style-name="P17">Claws</text:p>
              </text:list-item>
              <text:list-item>
                <text:p text:style-name="P17">Patron God (Ulder or Tathe)</text:p>
              </text:list-item>
              <text:list-item>
                <text:p text:style-name="P17">Natural Swimmers</text:p>
              </text:list-item>
            </text:list>
          </table:table-cell>
          <table:table-cell table:style-name="Table10.A1" office:value-type="string">
            <text:p text:style-name="P11">Boons (choose one):</text:p>
            <text:list xml:id="list41585500" text:style-name="L6">
              <text:list-item>
                <text:p text:style-name="P23">Boatman</text:p>
              </text:list-item>
              <text:list-item>
                <text:p text:style-name="P23">Divine Favor (Ulder or Tathe)</text:p>
              </text:list-item>
              <text:list-item>
                <text:p text:style-name="P23">Mutineer</text:p>
              </text:list-item>
              <text:list-item>
                <text:p text:style-name="P23">Treasure Map</text:p>
              </text:list-item>
              <text:list-item>
                <text:p text:style-name="P23">Weather Eye</text:p>
              </text:list-item>
            </text:list>
          </table:table-cell>
        </table:table-row>
      </table:table>
      <text:p text:style-name="P3"/>
      <text:p text:style-name="P3"><text:span text:style-name="Default_20_Paragraph_20_Font"><text:span text:style-name="T22">Thoxian</text:span></text:span><text:span text:style-name="Default_20_Paragraph_20_Font"> </text:span><text:span text:style-name="Default_20_Paragraph_20_Font"><text:span text:style-name="T19">–</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0">Thoxian Racial Modifiers</text:p>
          </table:table-cell>
          <table:covered-table-cell/>
          <table:covered-table-cell/>
        </table:table-row>
        <table:table-row>
          <table:table-cell table:style-name="Table19.A1" office:value-type="string">
            <text:p text:style-name="P11">Stats:</text:p>
            <text:list xml:id="list34401805" text:continue-list="list41590018" text:style-name="L4">
              <text:list-item>
                <text:p text:style-name="P22">+1 Reflex</text:p>
              </text:list-item>
              <text:list-item>
                <text:p text:style-name="P22">+1 Power</text:p>
              </text:list-item>
              <text:list-item>
                <text:p text:style-name="P22">-1 Muscle</text:p>
              </text:list-item>
              <text:list-item>
                <text:p text:style-name="P22">-1 Charisma</text:p>
              </text:list-item>
            </text:list>
          </table:table-cell>
          <table:table-cell table:style-name="Table19.A1" office:value-type="string">
            <text:p text:style-name="P11">Traits:</text:p>
            <text:list xml:id="list5147427635642212822" text:style-name="L7">
              <text:list-item>
                <text:p text:style-name="P18">Mountain Sense</text:p>
              </text:list-item>
              <text:list-item>
                <text:p text:style-name="P18">Resist Air(1)</text:p>
              </text:list-item>
              <text:list-item>
                <text:p text:style-name="P18">Tricky</text:p>
              </text:list-item>
            </text:list>
          </table:table-cell>
          <table:table-cell table:style-name="Table19.A1" office:value-type="string">
            <text:p text:style-name="P11">Boons (choose one):</text:p>
            <text:list xml:id="list1033630152561616692" text:style-name="L8">
              <text:list-item>
                <text:p text:style-name="P24">Former Cultist</text:p>
              </text:list-item>
              <text:list-item>
                <text:p text:style-name="P24">Stolen Artifact</text:p>
              </text:list-item>
              <text:list-item>
                <text:p text:style-name="P24">Tough(2)</text:p>
              </text:list-item>
              <text:list-item>
                <text:p text:style-name="P24">Weather eye</text:p>
              </text:list-item>
            </text:list>
          </table:table-cell>
        </table:table-row>
      </table:table>
      <text:p text:style-name="P15"/>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0">Tirkid Racial Modifiers</text:p>
          </table:table-cell>
          <table:covered-table-cell/>
          <table:covered-table-cell/>
        </table:table-row>
        <table:table-row>
          <table:table-cell table:style-name="Table11.A1" office:value-type="string">
            <text:p text:style-name="P11">Stats:</text:p>
            <text:list xml:id="list41583344" text:style-name="L4">
              <text:list-item>
                <text:p text:style-name="P22">+1 Muscle</text:p>
              </text:list-item>
              <text:list-item>
                <text:p text:style-name="P22">+1 Wit</text:p>
              </text:list-item>
              <text:list-item>
                <text:p text:style-name="P22">-1 Skill</text:p>
              </text:list-item>
              <text:list-item>
                <text:p text:style-name="P22">-1 Charisma</text:p>
              </text:list-item>
            </text:list>
          </table:table-cell>
          <table:table-cell table:style-name="Table11.A1" office:value-type="string">
            <text:p text:style-name="P11">Traits:</text:p>
            <text:list xml:id="list41577293" text:style-name="L5">
              <text:list-item>
                <text:p text:style-name="P17">Alien</text:p>
              </text:list-item>
              <text:list-item>
                <text:p text:style-name="P17">Large Frame</text:p>
              </text:list-item>
              <text:list-item>
                <text:p text:style-name="P17">Multiple Legs</text:p>
              </text:list-item>
              <text:list-item>
                <text:p text:style-name="P17">Natural Sprinters</text:p>
              </text:list-item>
            </text:list>
          </table:table-cell>
          <table:table-cell table:style-name="Table11.A1" office:value-type="string">
            <text:p text:style-name="P11">Boons (choose one):</text:p>
            <text:list xml:id="list41579355" text:style-name="L6">
              <text:list-item>
                <text:p text:style-name="P23">Mount</text:p>
              </text:list-item>
              <text:list-item>
                <text:p text:style-name="P23">Tough(2)</text:p>
              </text:list-item>
              <text:list-item>
                <text:p text:style-name="P23">???</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0">Tundaran Racial Modifiers</text:p>
          </table:table-cell>
          <table:covered-table-cell/>
          <table:covered-table-cell/>
        </table:table-row>
        <table:table-row>
          <table:table-cell table:style-name="Table12.A1" office:value-type="string">
            <text:p text:style-name="P11">Stats:</text:p>
            <text:list xml:id="list41602163" text:style-name="L4">
              <text:list-item>
                <text:p text:style-name="P22">+1 Skill</text:p>
              </text:list-item>
              <text:list-item>
                <text:p text:style-name="P22">+1 Toughness</text:p>
              </text:list-item>
              <text:list-item>
                <text:p text:style-name="P22">-1 Wit</text:p>
              </text:list-item>
              <text:list-item>
                <text:p text:style-name="P22">-1 Charisma</text:p>
              </text:list-item>
            </text:list>
          </table:table-cell>
          <table:table-cell table:style-name="Table12.A1" office:value-type="string">
            <text:p text:style-name="P11">Traits:</text:p>
            <text:list xml:id="list41586526" text:style-name="L5">
              <text:list-item>
                <text:p text:style-name="P17">Giant Hunter</text:p>
              </text:list-item>
              <text:list-item>
                <text:p text:style-name="P17">Patron God (Brul or Ylid)</text:p>
              </text:list-item>
              <text:list-item>
                <text:p text:style-name="P17">Pleasing Voice</text:p>
              </text:list-item>
              <text:list-item>
                <text:p text:style-name="P17">Skeptical</text:p>
              </text:list-item>
            </text:list>
          </table:table-cell>
          <table:table-cell table:style-name="Table12.A1" office:value-type="string">
            <text:p text:style-name="P11">Boons (choose one):</text:p>
            <text:list xml:id="list41596475" text:style-name="L6">
              <text:list-item>
                <text:p text:style-name="P23">Amateur Chanter</text:p>
              </text:list-item>
              <text:list-item>
                <text:p text:style-name="P23">Divine Favor (Brul or Ylid)</text:p>
              </text:list-item>
              <text:list-item>
                <text:p text:style-name="P23">Resolute</text:p>
              </text:list-item>
              <text:list-item>
                <text:p text:style-name="P23">Mobility(1)</text:p>
              </text:list-item>
              <text:list-item>
                <text:p text:style-name="P23">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0">Vask Racial Modifiers</text:p>
          </table:table-cell>
          <table:covered-table-cell/>
          <table:covered-table-cell/>
        </table:table-row>
        <table:table-row>
          <table:table-cell table:style-name="Table13.A1" office:value-type="string">
            <text:p text:style-name="P11">Stats:</text:p>
            <text:list xml:id="list41591866" text:style-name="L4">
              <text:list-item>
                <text:p text:style-name="P22">+1 Muscle</text:p>
              </text:list-item>
              <text:list-item>
                <text:p text:style-name="P22">+1 Toughness</text:p>
              </text:list-item>
              <text:list-item>
                <text:p text:style-name="P22">-1 Wit</text:p>
              </text:list-item>
              <text:list-item>
                <text:p text:style-name="P22">-1 Charisma</text:p>
              </text:list-item>
            </text:list>
          </table:table-cell>
          <table:table-cell table:style-name="Table13.A1" office:value-type="string">
            <text:p text:style-name="P11">Traits:</text:p>
            <text:list xml:id="list41573928" text:style-name="L5">
              <text:list-item>
                <text:p text:style-name="P17">Fearsome Reputation</text:p>
              </text:list-item>
              <text:list-item>
                <text:p text:style-name="P17">Patron God (Brul)</text:p>
              </text:list-item>
              <text:list-item>
                <text:p text:style-name="P17">Resolute</text:p>
              </text:list-item>
            </text:list>
          </table:table-cell>
          <table:table-cell table:style-name="Table13.A1" office:value-type="string">
            <text:p text:style-name="P11">Boons (choose one):</text:p>
            <text:list xml:id="list41574797" text:style-name="L6">
              <text:list-item>
                <text:p text:style-name="P23">Divine Favor (Brul)</text:p>
              </text:list-item>
              <text:list-item>
                <text:p text:style-name="P23">Mobility(1)</text:p>
              </text:list-item>
              <text:list-item>
                <text:p text:style-name="P23">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0">Vnaar Racial Modifiers</text:p>
          </table:table-cell>
          <table:covered-table-cell/>
          <table:covered-table-cell/>
        </table:table-row>
        <table:table-row>
          <table:table-cell table:style-name="Table14.A1" office:value-type="string">
            <text:p text:style-name="P11">Stats:</text:p>
            <text:list xml:id="list41602301" text:style-name="L4">
              <text:list-item>
                <text:p text:style-name="P22">+1 Skill</text:p>
              </text:list-item>
              <text:list-item>
                <text:p text:style-name="P22">+1 Toughness</text:p>
              </text:list-item>
              <text:list-item>
                <text:p text:style-name="P22">-1 Wit</text:p>
              </text:list-item>
              <text:list-item>
                <text:p text:style-name="P22">-1 Power</text:p>
              </text:list-item>
            </text:list>
          </table:table-cell>
          <table:table-cell table:style-name="Table14.A1" office:value-type="string">
            <text:p text:style-name="P11">Traits:</text:p>
            <text:list xml:id="list41602627" text:style-name="L5">
              <text:list-item>
                <text:p text:style-name="P17">Blend with Nature</text:p>
              </text:list-item>
              <text:list-item>
                <text:p text:style-name="P17">Natural Climbers</text:p>
              </text:list-item>
              <text:list-item>
                <text:p text:style-name="P17">Patron God (Hegre)</text:p>
              </text:list-item>
              <text:list-item>
                <text:p text:style-name="P17">Mobility(1)</text:p>
              </text:list-item>
            </text:list>
          </table:table-cell>
          <table:table-cell table:style-name="Table14.A1" office:value-type="string">
            <text:p text:style-name="P11">Boons (choose one):</text:p>
            <text:list xml:id="list41603687" text:style-name="L6">
              <text:list-item>
                <text:p text:style-name="P23">Animal Companion</text:p>
              </text:list-item>
              <text:list-item>
                <text:p text:style-name="P23">Divine Favor (Hegre)</text:p>
              </text:list-item>
              <text:list-item>
                <text:p text:style-name="P23">One With The Land</text:p>
              </text:list-item>
              <text:list-item>
                <text:p text:style-name="P23">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3">City Folk</text:p>
          </table:table-cell>
          <table:table-cell table:style-name="Table15.A1" office:value-type="string">
            <text:p text:style-name="P13">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3">Midas Touched</text:p>
          </table:table-cell>
          <table:table-cell table:style-name="Table15.A1" office:value-type="string">
            <text:p text:style-name="P14"><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3">Mount</text:p>
          </table:table-cell>
          <table:table-cell table:style-name="Table15.A1" office:value-type="string">
            <text:p text:style-name="P13">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1">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3">Pleasing Voice</text:p>
          </table:table-cell>
          <table:table-cell table:style-name="Table15.A1" office:value-type="string">
            <text:p text:style-name="P13">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ext:span></text:span><text:span text:style-name="Default_20_Paragraph_20_Font"><text:span text:style-name="T13">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3">Skeptical</text:p>
          </table:table-cell>
          <table:table-cell table:style-name="Table15.A1" office:value-type="string">
            <text:p text:style-name="P14"><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1">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355834369469969655" text:style-name="L9">
              <text:list-item>
                <text:p text:style-name="P25">Used to convincingly act like someone else or to hide your motives and true feelings</text:p>
              </text:list-item>
              <text:list-item>
                <text:p text:style-name="P25">Used to disguise yourself to look like someone else</text:p>
              </text:list-item>
              <text:list-item>
                <text:p text:style-name="P26"><text:span text:style-name="Default_20_Paragraph_20_Font"><text:span text:style-name="T13">Can be used to thwart </text:span></text:span><text:span text:style-name="Default_20_Paragraph_20_Font"><text:span text:style-name="T14">Converse, Interrogate</text:span></text:span></text:p>
              </text:list-item>
              <text:list-item>
                <text:p text:style-name="P26"><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34399149" text:continue-numbering="true" text:style-name="L9">
              <text:list-item>
                <text:p text:style-name="P25">Used to administer a business, or a fiefdom</text:p>
              </text:list-item>
              <text:list-item>
                <text:p text:style-name="P25">Can be used to increase the profits from a holding</text:p>
              </text:list-item>
              <text:list-item>
                <text:p text:style-name="P25">Can be used to decrease the time it takes to improve a holding</text:p>
              </text:list-item>
              <text:list-item>
                <text:p text:style-name="P25">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34378546" text:continue-numbering="true" text:style-name="L9">
              <text:list-item>
                <text:p text:style-name="P25">Used to tame, train, treat animals</text:p>
              </text:list-item>
              <text:list-item>
                <text:p text:style-name="P25">Also used to learn stats about beasts</text:p>
              </text:list-item>
              <text:list-item>
                <text:p text:style-name="P26"><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34376727" text:continue-numbering="true" text:style-name="L9">
              <text:list-item>
                <text:p text:style-name="P25">Used to run faster and jump higher than normal</text:p>
              </text:list-item>
              <text:list-item>
                <text:p text:style-name="P25">Used in contests of physical prowess</text:p>
              </text:list-item>
              <text:list-item>
                <text:p text:style-name="P26"><text:span text:style-name="Default_20_Paragraph_20_Font"><text:span text:style-name="T13">Used to </text:span></text:span><text:span text:style-name="Default_20_Paragraph_20_Font"><text:span text:style-name="T14">Swim</text:span></text:span></text:p>
              </text:list-item>
              <text:list-item>
                <text:p text:style-name="P25">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34382263" text:continue-numbering="true" text:style-name="L9">
              <text:list-item>
                <text:p text:style-name="P25">Physical skill used to climb surfaces</text:p>
              </text:list-item>
              <text:list-item>
                <text:p text:style-name="P25">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34397149" text:continue-numbering="true" text:style-name="L9">
              <text:list-item>
                <text:p text:style-name="P25">Ability to gain information from conversation with other characters (usually NPCs)</text:p>
              </text:list-item>
              <text:list-item>
                <text:p text:style-name="P25">Can be used to discern an character’s motives</text:p>
              </text:list-item>
              <text:list-item>
                <text:p text:style-name="P25">Can be used to discern if a character is lying to you</text:p>
              </text:list-item>
              <text:list-item>
                <text:p text:style-name="P25">Used to avoid social penalties for cultural differences</text:p>
              </text:list-item>
              <text:list-item>
                <text:p text:style-name="P25">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34375817" text:continue-numbering="true" text:style-name="L9">
              <text:list-item>
                <text:p text:style-name="P25">Used to create or repair simple items and devices</text:p>
              </text:list-item>
              <text:list-item>
                <text:p text:style-name="P25">Used to repair wear and tear on weapons and armor</text:p>
              </text:list-item>
              <text:list-item>
                <text:p text:style-name="P25">Armor/Weapon Smith, Jeweler and Woodworker can substitute for this skill</text:p>
              </text:list-item>
              <text:list-item>
                <text:p text:style-name="P26"><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34393238" text:continue-numbering="true" text:style-name="L9">
              <text:list-item>
                <text:p text:style-name="P25">Used to negotiate deals and treaties between organizations</text:p>
              </text:list-item>
              <text:list-item>
                <text:p text:style-name="P25">Can be used to discern the motives of the other <text:soft-page-break/>negotiating parties</text:p>
              </text:list-item>
              <text:list-item>
                <text:p text:style-name="P25">Used to understand the ramifications of agreements</text:p>
              </text:list-item>
              <text:list-item>
                <text:p text:style-name="P25">Used to get better terms out of the deal</text:p>
              </text:list-item>
              <text:list-item>
                <text:p text:style-name="P25">Used to understand the intricacies of a court</text:p>
              </text:list-item>
              <text:list-item>
                <text:p text:style-name="P25">Used to identify and interpret heraldry and other noble symbols</text:p>
              </text:list-item>
              <text:list-item>
                <text:p text:style-name="P25">Used to understand the lines of succession and ranks of noble titles</text:p>
              </text:list-item>
              <text:list-item>
                <text:p text:style-name="P25">Can be used to behave correctly in a noble court</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34394100" text:continue-numbering="true" text:style-name="L9">
              <text:list-item>
                <text:p text:style-name="P25">Used to dodge missile/spell attack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34377287" text:continue-numbering="true" text:style-name="L9">
              <text:list-item>
                <text:p text:style-name="P25">Used to identify and find useful herbs in the wild</text:p>
              </text:list-item>
              <text:list-item>
                <text:p text:style-name="P25">Used to cultivate herbs</text:p>
              </text:list-item>
              <text:list-item>
                <text:p text:style-name="P25">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34379065" text:continue-numbering="true" text:style-name="L9">
              <text:list-item>
                <text:p text:style-name="P25">Represents a general knowledge of the history of the campaign realm</text:p>
              </text:list-item>
              <text:list-item>
                <text:p text:style-name="P25">Historians presented with an unfamiliar question can roll to see if they know the answer</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34384152" text:continue-numbering="true" text:style-name="L9">
              <text:list-item>
                <text:p text:style-name="P25">Used to ascertain the truth of information coerced out of prisoners</text:p>
              </text:list-item>
              <text:list-item>
                <text:p text:style-name="P25">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34400265" text:continue-numbering="true" text:style-name="L9">
              <text:list-item>
                <text:p text:style-name="P25">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34381175" text:continue-numbering="true" text:style-name="L9">
              <text:list-item>
                <text:p text:style-name="P25">Used to heal damage and reduce or remove the effect of wounds</text:p>
              </text:list-item>
              <text:list-item>
                <text:p text:style-name="P25">In combat, can stop bleeding and dying statuses</text:p>
              </text:list-item>
              <text:list-item>
                <text:p text:style-name="P25">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34390172" text:continue-numbering="true" text:style-name="L9">
              <text:list-item>
                <text:p text:style-name="P25">Used to travel overland without incident</text:p>
              </text:list-item>
              <text:list-item>
                <text:p text:style-name="P25">Used to find specific locations within a region</text:p>
              </text:list-item>
              <text:list-item>
                <text:p text:style-name="P26"><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34405971" text:continue-numbering="true" text:style-name="L9">
              <text:list-item>
                <text:p text:style-name="P25">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34388842" text:continue-numbering="true" text:style-name="L9">
              <text:list-item>
                <text:p text:style-name="P25">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34381417" text:continue-numbering="true" text:style-name="L9">
              <text:list-item>
                <text:p text:style-name="P25">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34402265" text:continue-numbering="true" text:style-name="L9">
              <text:list-item>
                <text:p text:style-name="P25">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34402480" text:continue-numbering="true" text:style-name="L9">
              <text:list-item>
                <text:p text:style-name="P25">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34382188" text:continue-numbering="true" text:style-name="L9">
              <text:list-item>
                <text:p text:style-name="P25">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34405732" text:continue-numbering="true" text:style-name="L9">
              <text:list-item>
                <text:p text:style-name="P25">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34391847" text:continue-numbering="true" text:style-name="L9">
              <text:list-item>
                <text:p text:style-name="P25">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34379851" text:continue-numbering="true" text:style-name="L9">
              <text:list-item>
                <text:p text:style-name="P25">Used to know about the seedy elements in a city</text:p>
              </text:list-item>
              <text:list-item>
                <text:p text:style-name="P25">Can be used to gain access to criminals, fence stolen goods, and avoid trouble in the bad part of town</text:p>
              </text:list-item>
              <text:list-item>
                <text:p text:style-name="P25">Can be used to gain information about criminal activity</text:p>
              </text:list-item>
            </text:list>
          </table:table-cell>
        </table:table-row>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34407235" text:continue-numbering="true" text:style-name="L9">
              <text:list-item>
                <text:p text:style-name="P25">Used to camp in hostile terrain to allow you to rest and heal</text:p>
              </text:list-item>
              <text:list-item>
                <text:p text:style-name="P25">Used to avoid natural hazards</text:p>
              </text:list-item>
              <text:list-item>
                <text:p text:style-name="P25">Used to forage for food and water</text:p>
              </text:list-item>
              <text:list-item>
                <text:p text:style-name="P26"><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text:span></text:span><text:soft-page-break/><text:span text:style-name="Default_20_Paragraph_20_Font"><text:span text:style-name="T13">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34384415" text:continue-numbering="true" text:style-name="L9">
              <text:list-item>
                <text:p text:style-name="P26"><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5">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34387312" text:continue-numbering="true" text:style-name="L9">
              <text:list-item>
                <text:p text:style-name="P25">Used to know about the gods of the campaign</text:p>
              </text:list-item>
              <text:list-item>
                <text:p text:style-name="P26"><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5">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34385474" text:continue-numbering="true" text:style-name="L9">
              <text:list-item>
                <text:p text:style-name="P25">Used to assay normal items and trade goods</text:p>
              </text:list-item>
              <text:list-item>
                <text:p text:style-name="P25">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34399282" text:continue-numbering="true" text:style-name="L9">
              <text:list-item>
                <text:p text:style-name="P25">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34393898" text:continue-numbering="true" text:style-name="L9">
              <text:list-item>
                <text:p text:style-name="P25">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34397724" text:continue-numbering="true" text:style-name="L9">
              <text:list-item>
                <text:p text:style-name="P25">Used to create potion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34381612" text:continue-numbering="true" text:style-name="L9">
              <text:list-item>
                <text:p text:style-name="P25">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34388473" text:continue-numbering="true" text:style-name="L9">
              <text:list-item>
                <text:p text:style-name="P25">Used to extract Essence and use it to create artifacts</text:p>
              </text:list-item>
              <text:list-item>
                <text:p text:style-name="P26"><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34379912" text:continue-numbering="true" text:style-name="L9">
              <text:list-item>
                <text:p text:style-name="P25">Used to invoke your patron god to cast divine spell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34395428" text:continue-numbering="true" text:style-name="L9">
              <text:list-item>
                <text:p text:style-name="P25">Used to know the history and lore of unfamiliar artifacts</text:p>
              </text:list-item>
              <text:list-item>
                <text:p text:style-name="P25">Used to gain information about, and unlock, the powers of artifacts</text:p>
              </text:list-item>
              <text:list-item>
                <text:p text:style-name="P26"><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7">Meditate</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34383590" text:continue-numbering="true" text:style-name="L9">
              <text:list-item>
                <text:p text:style-name="P25">Ability to collect mana or divine favor for use in spell casting</text:p>
              </text:list-item>
            </text:list>
          </table:table-cell>
        </table:table-row>
        <table:table-row>
          <table:table-cell table:style-name="Table18.A1" office:value-type="string">
            <text:p text:style-name="P7">Spell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34384276" text:continue-numbering="true" text:style-name="L9">
              <text:list-item>
                <text:p text:style-name="P25">Used to identify spells you see cast</text:p>
              </text:list-item>
              <text:list-item>
                <text:p text:style-name="P25">Used to learn spells</text:p>
              </text:list-item>
              <text:list-item>
                <text:p text:style-name="P25">Used to gather information about spirits</text:p>
              </text:list-item>
            </text:list>
          </table:table-cell>
        </table:table-row>
        <table:table-row>
          <table:table-cell table:style-name="Table18.A1" office:value-type="string">
            <text:p text:style-name="P7">Spirit Calling</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34393506" text:continue-numbering="true" text:style-name="L9">
              <text:list-item>
                <text:p text:style-name="P25">Used to bind spirits and then invoke their powers</text:p>
              </text:list-item>
              <text:list-item>
                <text:p text:style-name="P25">Taking this skill as a background, or focus grants 1 spirit and its spell list</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34398574" text:continue-numbering="true" text:style-name="L9">
              <text:list-item>
                <text:p text:style-name="P25">Used to speak ancient languages that have magical power</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9-16T14:20:44.30</dc:date>
    <meta:editing-cycles>10</meta:editing-cycles>
    <meta:editing-duration>PT1H11M19S</meta:editing-duration>
    <meta:document-statistic meta:table-count="19" meta:image-count="0" meta:object-count="0" meta:page-count="15" meta:paragraph-count="743" meta:word-count="5819" meta:character-count="31363"/>
    <meta:template xlink:type="simple" xlink:actuate="onRequest" xlink:title="" xlink:href="Normal.dotm"/>
  </office:meta>
</office:document-meta>
</file>